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4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8"/>
    <style:style style:name="ce4" style:family="table-cell" style:parent-style-name="Default" style:data-style-name="N128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u" table:style-name="ta1">
        <table:shapes>
          <draw:frame draw:z-index="0" draw:style-name="gr1" draw:text-style-name="P1" svg:width="8.1248in" svg:height="4.5744in" svg:x="0in" svg:y="3.3776in">
            <draw:object draw:notify-on-update-of-ranges="gpu.E1:gpu.E1 gpu.E2:gpu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1075in" svg:height="4.5646in" svg:x="8.9122in" svg:y="3.3776in">
            <draw:object draw:notify-on-update-of-ranges="gpu.D1:gpu.D1 gpu.D2:gpu.D11 gpu.B1:gpu.B1 gpu.B2:gpu.B11 gpu.F1:gpu.F1 gpu.F2:gpu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retriever</text:p>
          </table:table-cell>
          <table:table-cell table:style-name="Default" office:value-type="string" calcext:value-type="string">
            <text:p>avg retriever per q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avg reader per q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delta total reader (s)</text:p>
          </table:table-cell>
          <table:table-cell table:style-name="Default" office:value-type="string" calcext:value-type="string">
            <text:p>delta avg reader per q (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02" calcext:value-type="float">
            <text:p>0.002</text:p>
          </table:table-cell>
          <table:table-cell office:value-type="float" office:value="54.584" calcext:value-type="float">
            <text:p>54.584</text:p>
          </table:table-cell>
          <table:table-cell office:value-type="float" office:value="0.574" calcext:value-type="float">
            <text:p>0.574</text:p>
          </table:table-cell>
          <table:table-cell office:value-type="float" office:value="54.829" calcext:value-type="float">
            <text:p>54.829</text:p>
          </table:table-cell>
          <table:table-cell office:value-type="float" office:value="54.584" calcext:value-type="float">
            <text:p>54.584</text:p>
          </table:table-cell>
          <table:table-cell office:value-type="float" office:value="0.574" calcext:value-type="float">
            <text:p>0.5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1" calcext:value-type="float">
            <text:p>0.001</text:p>
          </table:table-cell>
          <table:table-cell office:value-type="float" office:value="97.34" calcext:value-type="float">
            <text:p>97.340</text:p>
          </table:table-cell>
          <table:table-cell office:value-type="float" office:value="0.963" calcext:value-type="float">
            <text:p>0.963</text:p>
          </table:table-cell>
          <table:table-cell office:value-type="float" office:value="97.503" calcext:value-type="float">
            <text:p>97.503</text:p>
          </table:table-cell>
          <table:table-cell table:formula="of:=[.D3]-[.D2]" office:value-type="float" office:value="42.756" calcext:value-type="float">
            <text:p>42.756</text:p>
          </table:table-cell>
          <table:table-cell table:formula="of:=[.E3]-[.E2]" office:value-type="float" office:value="0.389" calcext:value-type="float">
            <text:p>0.3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2" calcext:value-type="float">
            <text:p>0.002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.339" calcext:value-type="float">
            <text:p>1.339</text:p>
          </table:table-cell>
          <table:table-cell office:value-type="float" office:value="138.157" calcext:value-type="float">
            <text:p>138.157</text:p>
          </table:table-cell>
          <table:table-cell table:formula="of:=[.D4]-[.D3]" office:value-type="float" office:value="40.642" calcext:value-type="float">
            <text:p>40.642</text:p>
          </table:table-cell>
          <table:table-cell table:formula="of:=[.E4]-[.E3]" office:value-type="float" office:value="0.376" calcext:value-type="float">
            <text:p>0.3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0</text:p>
          </table:table-cell>
          <table:table-cell office:value-type="float" office:value="0.002" calcext:value-type="float">
            <text:p>0.002</text:p>
          </table:table-cell>
          <table:table-cell office:value-type="float" office:value="173.243" calcext:value-type="float">
            <text:p>173.243</text:p>
          </table:table-cell>
          <table:table-cell office:value-type="float" office:value="1.681" calcext:value-type="float">
            <text:p>1.681</text:p>
          </table:table-cell>
          <table:table-cell office:value-type="float" office:value="173.442" calcext:value-type="float">
            <text:p>173.442</text:p>
          </table:table-cell>
          <table:table-cell table:formula="of:=[.D5]-[.D4]" office:value-type="float" office:value="35.261" calcext:value-type="float">
            <text:p>35.261</text:p>
          </table:table-cell>
          <table:table-cell table:formula="of:=[.E5]-[.E4]" office:value-type="float" office:value="0.342" calcext:value-type="float">
            <text:p>0.3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3" calcext:value-type="float">
            <text:p>0.243</text:p>
          </table:table-cell>
          <table:table-cell office:value-type="float" office:value="0.002" calcext:value-type="float">
            <text:p>0.002</text:p>
          </table:table-cell>
          <table:table-cell office:value-type="float" office:value="204.675" calcext:value-type="float">
            <text:p>204.675</text:p>
          </table:table-cell>
          <table:table-cell office:value-type="float" office:value="1.967" calcext:value-type="float">
            <text:p>1.967</text:p>
          </table:table-cell>
          <table:table-cell office:value-type="float" office:value="204.927" calcext:value-type="float">
            <text:p>204.927</text:p>
          </table:table-cell>
          <table:table-cell table:formula="of:=[.D6]-[.D5]" office:value-type="float" office:value="31.432" calcext:value-type="float">
            <text:p>31.432</text:p>
          </table:table-cell>
          <table:table-cell table:formula="of:=[.E6]-[.E5]" office:value-type="float" office:value="0.286" calcext:value-type="float">
            <text:p>0.2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2" calcext:value-type="float">
            <text:p>0.002</text:p>
          </table:table-cell>
          <table:table-cell office:value-type="float" office:value="228.654" calcext:value-type="float">
            <text:p>228.654</text:p>
          </table:table-cell>
          <table:table-cell office:value-type="float" office:value="2.177" calcext:value-type="float">
            <text:p>2.177</text:p>
          </table:table-cell>
          <table:table-cell office:value-type="float" office:value="228.851" calcext:value-type="float">
            <text:p>228.851</text:p>
          </table:table-cell>
          <table:table-cell table:formula="of:=[.D7]-[.D6]" office:value-type="float" office:value="23.979" calcext:value-type="float">
            <text:p>23.979</text:p>
          </table:table-cell>
          <table:table-cell table:formula="of:=[.E7]-[.E6]" office:value-type="float" office:value="0.21" calcext:value-type="float">
            <text:p>0.2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.238</text:p>
          </table:table-cell>
          <table:table-cell office:value-type="float" office:value="0.002" calcext:value-type="float">
            <text:p>0.002</text:p>
          </table:table-cell>
          <table:table-cell office:value-type="float" office:value="243.717" calcext:value-type="float">
            <text:p>243.717</text:p>
          </table:table-cell>
          <table:table-cell office:value-type="float" office:value="2.321" calcext:value-type="float">
            <text:p>2.321</text:p>
          </table:table-cell>
          <table:table-cell office:value-type="float" office:value="243.962" calcext:value-type="float">
            <text:p>243.962</text:p>
          </table:table-cell>
          <table:table-cell table:formula="of:=[.D8]-[.D7]" office:value-type="float" office:value="15.063" calcext:value-type="float">
            <text:p>15.063</text:p>
          </table:table-cell>
          <table:table-cell table:formula="of:=[.E8]-[.E7]"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2" calcext:value-type="float">
            <text:p>0.002</text:p>
          </table:table-cell>
          <table:table-cell office:value-type="float" office:value="269.13" calcext:value-type="float">
            <text:p>269.130</text:p>
          </table:table-cell>
          <table:table-cell office:value-type="float" office:value="2.563" calcext:value-type="float">
            <text:p>2.563</text:p>
          </table:table-cell>
          <table:table-cell office:value-type="float" office:value="269.321" calcext:value-type="float">
            <text:p>269.321</text:p>
          </table:table-cell>
          <table:table-cell table:formula="of:=[.D9]-[.D8]" office:value-type="float" office:value="25.413" calcext:value-type="float">
            <text:p>25.413</text:p>
          </table:table-cell>
          <table:table-cell table:formula="of:=[.E9]-[.E8]" office:value-type="float" office:value="0.242" calcext:value-type="float">
            <text:p>0.2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2" calcext:value-type="float">
            <text:p>0.002</text:p>
          </table:table-cell>
          <table:table-cell office:value-type="float" office:value="288.021" calcext:value-type="float">
            <text:p>288.021</text:p>
          </table:table-cell>
          <table:table-cell office:value-type="float" office:value="2.743" calcext:value-type="float">
            <text:p>2.743</text:p>
          </table:table-cell>
          <table:table-cell office:value-type="float" office:value="288.246" calcext:value-type="float">
            <text:p>288.246</text:p>
          </table:table-cell>
          <table:table-cell table:formula="of:=[.D10]-[.D9]" office:value-type="float" office:value="18.891" calcext:value-type="float">
            <text:p>18.891</text:p>
          </table:table-cell>
          <table:table-cell table:formula="of:=[.E10]-[.E9]" office:value-type="float" office:value="0.18" calcext:value-type="float">
            <text:p>0.18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4" calcext:value-type="float">
            <text:p>0.274</text:p>
          </table:table-cell>
          <table:table-cell office:value-type="float" office:value="0.003" calcext:value-type="float">
            <text:p>0.003</text:p>
          </table:table-cell>
          <table:table-cell office:value-type="float" office:value="338.606" calcext:value-type="float">
            <text:p>338.606</text:p>
          </table:table-cell>
          <table:table-cell office:value-type="float" office:value="3.224" calcext:value-type="float">
            <text:p>3.224</text:p>
          </table:table-cell>
          <table:table-cell office:value-type="float" office:value="338.892" calcext:value-type="float">
            <text:p>338.892</text:p>
          </table:table-cell>
          <table:table-cell table:formula="of:=[.D11]-[.D10]" office:value-type="float" office:value="50.585" calcext:value-type="float">
            <text:p>50.585</text:p>
          </table:table-cell>
          <table:table-cell table:formula="of:=[.E11]-[.E10]" office:value-type="float" office:value="0.481" calcext:value-type="float">
            <text:p>0.48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0.2093" calcext:value-type="float">
            <text:p>0.209</text:p>
          </table:table-cell>
          <table:table-cell/>
          <table:table-cell table:formula="of:=AVERAGE([.D2:.D11])" office:value-type="float" office:value="203.5952" calcext:value-type="float">
            <text:p>203.595</text:p>
          </table:table-cell>
          <table:table-cell/>
          <table:table-cell table:formula="of:=AVERAGE([.F2:.F11])" office:value-type="float" office:value="203.813" calcext:value-type="float">
            <text:p>203.813</text:p>
          </table:table-cell>
          <table:table-cell table:formula="of:=AVERAGE([.G2:.G11])" office:value-type="float" office:value="33.8606" calcext:value-type="float">
            <text:p>33.861</text:p>
          </table:table-cell>
          <table:table-cell table:style-name="ce4" table:formula="of:=AVERAGE([.H2:.H11])" office:value-type="float" office:value="0.3224" calcext:value-type="float">
            <text:p>0.322</text:p>
          </table:table-cell>
          <table:table-cell office:value-type="string" calcext:value-type="string">
            <text:p>←En moyenne, lancer le reader sur une question pour trouver des answers prends 0.294s </text:p>
          </table:table-cell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Testbench config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>
            <text:p>k_reader=5 (this does not affect time as Reader always predicts over all k_retriever docs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m25, no filtering, 105 questions , bkg corpus= 105 contexts, etalab-ia/camembert-base-squadFR-fquad-piaf, 6 coeurs, gpu=rtx 2070 (laptop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edian length context: 3423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edian length question: 66</text:p>
          </table:table-cell>
          <table:table-cell table:style-name="Default" table:number-columns-repeated="7"/>
          <table:table-cell/>
        </table:table-row>
      </table:table>
      <table:table table:name="cpu" table:style-name="ta1">
        <table:shapes>
          <draw:frame draw:z-index="0" draw:style-name="gr1" draw:text-style-name="P1" svg:width="7.3587in" svg:height="4.1429in" svg:x="0.2488in" svg:y="3.4614in">
            <draw:object draw:notify-on-update-of-ranges="cpu.E1:cpu.E1 cpu.E2:cpu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5606in" svg:height="4.2567in" svg:x="8.6488in" svg:y="3.2933in">
            <draw:object draw:notify-on-update-of-ranges="cpu.D1:cpu.D1 cpu.D2:cpu.D11 cpu.B1:cpu.B1 cpu.B2:cpu.B11 cpu.F1:cpu.F1 cpu.F2:cpu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retriever</text:p>
          </table:table-cell>
          <table:table-cell table:style-name="Default" office:value-type="string" calcext:value-type="string">
            <text:p>avg retriever per q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avg reader time per q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delta total reader (s)</text:p>
          </table:table-cell>
          <table:table-cell table:style-name="Default" office:value-type="string" calcext:value-type="string">
            <text:p>delta avg reader per q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5.091" calcext:value-type="float">
            <text:p>105.091</text:p>
          </table:table-cell>
          <table:table-cell office:value-type="float" office:value="1.106" calcext:value-type="float">
            <text:p>1.106</text:p>
          </table:table-cell>
          <table:table-cell office:value-type="float" office:value="105.225" calcext:value-type="float">
            <text:p>105.225</text:p>
          </table:table-cell>
          <table:table-cell office:value-type="float" office:value="105.091" calcext:value-type="float">
            <text:p>105.091</text:p>
          </table:table-cell>
          <table:table-cell office:value-type="float" office:value="1.106" calcext:value-type="float">
            <text:p>1.10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2" calcext:value-type="float">
            <text:p>0.002</text:p>
          </table:table-cell>
          <table:table-cell office:value-type="float" office:value="251.573" calcext:value-type="float">
            <text:p>251.573</text:p>
          </table:table-cell>
          <table:table-cell office:value-type="float" office:value="2.491" calcext:value-type="float">
            <text:p>2.491</text:p>
          </table:table-cell>
          <table:table-cell office:value-type="float" office:value="251.785" calcext:value-type="float">
            <text:p>251.785</text:p>
          </table:table-cell>
          <table:table-cell table:formula="of:=[.D3]-[.D2]" office:value-type="float" office:value="146.482" calcext:value-type="float">
            <text:p>146.482</text:p>
          </table:table-cell>
          <table:table-cell table:formula="of:=[.E3]-[.E2]" office:value-type="float" office:value="1.385" calcext:value-type="float">
            <text:p>1.38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0</text:p>
          </table:table-cell>
          <table:table-cell office:value-type="float" office:value="0.002" calcext:value-type="float">
            <text:p>0.002</text:p>
          </table:table-cell>
          <table:table-cell office:value-type="float" office:value="399.112" calcext:value-type="float">
            <text:p>399.112</text:p>
          </table:table-cell>
          <table:table-cell office:value-type="float" office:value="3.875" calcext:value-type="float">
            <text:p>3.875</text:p>
          </table:table-cell>
          <table:table-cell office:value-type="float" office:value="399.289" calcext:value-type="float">
            <text:p>399.289</text:p>
          </table:table-cell>
          <table:table-cell table:formula="of:=[.D4]-[.D3]" office:value-type="float" office:value="147.539" calcext:value-type="float">
            <text:p>147.539</text:p>
          </table:table-cell>
          <table:table-cell table:formula="of:=[.E4]-[.E3]" office:value-type="float" office:value="1.384" calcext:value-type="float">
            <text:p>1.38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2" calcext:value-type="float">
            <text:p>0.002</text:p>
          </table:table-cell>
          <table:table-cell office:value-type="float" office:value="552.011" calcext:value-type="float">
            <text:p>552.011</text:p>
          </table:table-cell>
          <table:table-cell office:value-type="float" office:value="5.359" calcext:value-type="float">
            <text:p>5.359</text:p>
          </table:table-cell>
          <table:table-cell office:value-type="float" office:value="552.178" calcext:value-type="float">
            <text:p>552.178</text:p>
          </table:table-cell>
          <table:table-cell table:formula="of:=[.D5]-[.D4]" office:value-type="float" office:value="152.899" calcext:value-type="float">
            <text:p>152.899</text:p>
          </table:table-cell>
          <table:table-cell table:formula="of:=[.E5]-[.E4]" office:value-type="float" office:value="1.484" calcext:value-type="float">
            <text:p>1.48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674.649" calcext:value-type="float">
            <text:p>674.649</text:p>
          </table:table-cell>
          <table:table-cell office:value-type="float" office:value="6.487" calcext:value-type="float">
            <text:p>6.487</text:p>
          </table:table-cell>
          <table:table-cell office:value-type="float" office:value="674.866" calcext:value-type="float">
            <text:p>674.866</text:p>
          </table:table-cell>
          <table:table-cell table:formula="of:=[.D6]-[.D5]" office:value-type="float" office:value="122.638" calcext:value-type="float">
            <text:p>122.638</text:p>
          </table:table-cell>
          <table:table-cell table:formula="of:=[.E6]-[.E5]" office:value-type="float" office:value="1.128" calcext:value-type="float">
            <text:p>1.1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2" calcext:value-type="float">
            <text:p>0.002</text:p>
          </table:table-cell>
          <table:table-cell office:value-type="float" office:value="824.628" calcext:value-type="float">
            <text:p>824.628</text:p>
          </table:table-cell>
          <table:table-cell office:value-type="float" office:value="7.853" calcext:value-type="float">
            <text:p>7.853</text:p>
          </table:table-cell>
          <table:table-cell office:value-type="float" office:value="824.815" calcext:value-type="float">
            <text:p>824.815</text:p>
          </table:table-cell>
          <table:table-cell table:formula="of:=[.D7]-[.D6]" office:value-type="float" office:value="149.979" calcext:value-type="float">
            <text:p>149.979</text:p>
          </table:table-cell>
          <table:table-cell table:formula="of:=[.E7]-[.E6]" office:value-type="float" office:value="1.366" calcext:value-type="float">
            <text:p>1.36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7" calcext:value-type="float">
            <text:p>0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1009.316" calcext:value-type="float">
            <text:p>1009.316</text:p>
          </table:table-cell>
          <table:table-cell office:value-type="float" office:value="9.612" calcext:value-type="float">
            <text:p>9.612</text:p>
          </table:table-cell>
          <table:table-cell office:value-type="float" office:value="1009.52" calcext:value-type="float">
            <text:p>1009.520</text:p>
          </table:table-cell>
          <table:table-cell table:formula="of:=[.D8]-[.D7]" office:value-type="float" office:value="184.688" calcext:value-type="float">
            <text:p>184.688</text:p>
          </table:table-cell>
          <table:table-cell table:formula="of:=[.E8]-[.E7]" office:value-type="float" office:value="1.759" calcext:value-type="float">
            <text:p>1.7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9" calcext:value-type="float">
            <text:p>0.319</text:p>
          </table:table-cell>
          <table:table-cell office:value-type="float" office:value="0.003" calcext:value-type="float">
            <text:p>0.003</text:p>
          </table:table-cell>
          <table:table-cell office:value-type="float" office:value="1102.503" calcext:value-type="float">
            <text:p>1102.503</text:p>
          </table:table-cell>
          <table:table-cell office:value-type="float" office:value="10.5" calcext:value-type="float">
            <text:p>10.500</text:p>
          </table:table-cell>
          <table:table-cell office:value-type="float" office:value="1102.83" calcext:value-type="float">
            <text:p>1102.830</text:p>
          </table:table-cell>
          <table:table-cell table:formula="of:=[.D9]-[.D8]" office:value-type="float" office:value="93.1869999999999" calcext:value-type="float">
            <text:p>93.187</text:p>
          </table:table-cell>
          <table:table-cell table:formula="of:=[.E9]-[.E8]" office:value-type="float" office:value="0.888" calcext:value-type="float">
            <text:p>0.88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2" calcext:value-type="float">
            <text:p>0.002</text:p>
          </table:table-cell>
          <table:table-cell office:value-type="float" office:value="1314.553" calcext:value-type="float">
            <text:p>1314.553</text:p>
          </table:table-cell>
          <table:table-cell office:value-type="float" office:value="12.519" calcext:value-type="float">
            <text:p>12.519</text:p>
          </table:table-cell>
          <table:table-cell office:value-type="float" office:value="1314.746" calcext:value-type="float">
            <text:p>1314.746</text:p>
          </table:table-cell>
          <table:table-cell table:formula="of:=[.D10]-[.D9]" office:value-type="float" office:value="212.05" calcext:value-type="float">
            <text:p>212.050</text:p>
          </table:table-cell>
          <table:table-cell table:formula="of:=[.E10]-[.E9]" office:value-type="float" office:value="2.019" calcext:value-type="float">
            <text:p>2.0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" calcext:value-type="float">
            <text:p>0.002</text:p>
          </table:table-cell>
          <table:table-cell office:value-type="float" office:value="1496.958" calcext:value-type="float">
            <text:p>1496.958</text:p>
          </table:table-cell>
          <table:table-cell office:value-type="float" office:value="14.257" calcext:value-type="float">
            <text:p>14.257</text:p>
          </table:table-cell>
          <table:table-cell office:value-type="float" office:value="1497.171" calcext:value-type="float">
            <text:p>1497.171</text:p>
          </table:table-cell>
          <table:table-cell table:formula="of:=[.D11]-[.D10]" office:value-type="float" office:value="182.405" calcext:value-type="float">
            <text:p>182.405</text:p>
          </table:table-cell>
          <table:table-cell table:formula="of:=[.E11]-[.E10]" office:value-type="float" office:value="1.738" calcext:value-type="float">
            <text:p>1.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0.1954" calcext:value-type="float">
            <text:p>0.195</text:p>
          </table:table-cell>
          <table:table-cell/>
          <table:table-cell table:formula="of:=AVERAGE([.D2:.D11])" office:value-type="float" office:value="773.0394" calcext:value-type="float">
            <text:p>773.039</text:p>
          </table:table-cell>
          <table:table-cell/>
          <table:table-cell table:formula="of:=AVERAGE([.F2:.F11])" office:value-type="float" office:value="773.2425" calcext:value-type="float">
            <text:p>773.243</text:p>
          </table:table-cell>
          <table:table-cell table:formula="of:=AVERAGE([.G2:.G11])" office:value-type="float" office:value="149.6958" calcext:value-type="float">
            <text:p>149.696</text:p>
          </table:table-cell>
          <table:table-cell table:style-name="ce4" table:formula="of:=AVERAGE([.H2:.H11])" office:value-type="float" office:value="1.4257" calcext:value-type="float">
            <text:p>1.426</text:p>
          </table:table-cell>
          <table:table-cell office:value-type="string" calcext:value-type="string">
            <text:p>←En moyenne, lancer le reader sur une question pour trouver des answers prends 1.426s 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 calcext:value-type="string">
            <text:p>Testbench config</text:p>
          </table:table-cell>
          <table:table-cell table:style-name="ce1" table:number-columns-repeated="15"/>
        </table:table-row>
        <table:table-row table:style-name="ro1">
          <table:table-cell table:style-name="ce2" office:value-type="string" calcext:value-type="string">
            <text:p>k_reader=5 (this does not affect time as Reader always predicts over all k_retriever docs)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bm25, no filtering, 105 questions , bkg corpus= 105 contexts, etalab-ia/camembert-base-squadFR-fquad-piaf, 6 coeurs, gpu=rtx 2070 (laptop)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median length context: 3423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median length question: 66</text:p>
          </table:table-cell>
          <table:table-cell table:style-name="Default" table:number-columns-repeated="7"/>
          <table:table-cell table:number-columns-repeated="8"/>
        </table:table-row>
      </table:table>
      <table:table table:name="diff cpu vs gpu" table:style-name="ta1">
        <table:shapes>
          <draw:frame draw:z-index="0" draw:name="GPU is faster x times" draw:style-name="gr1" draw:text-style-name="P1" svg:width="7.8972in" svg:height="4.4441in" svg:x="5.4949in" svg:y="1.9736in">
            <draw:object draw:notify-on-update-of-ranges="'diff cpu vs gpu'.B2:'diff cpu vs gpu'.B2 'diff cpu vs gpu'.B3:'diff cpu vs gpu'.B12 'diff cpu vs gpu'.C2:'diff cpu vs gpu'.C2 'diff cpu vs gpu'.C3:'diff cpu vs gpu'.C12 'diff cpu vs gpu'.D2:'diff cpu vs gpu'.D2 'diff cpu vs gpu'.D3:'diff cpu vs gpu'.D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1" table:number-columns-repeated="2" table:default-cell-style-name="ce3"/>
        <table:table-column table:style-name="co1" table:number-columns-repeated="2" table:default-cell-style-name="ce3"/>
        <table:table-column table:style-name="co11" table:default-cell-style-name="Default"/>
        <table:table-row table:style-name="ro1">
          <table:table-cell table:style-name="ce1" office:value-type="string" calcext:value-type="string">
            <text:p>How many x times faster gpu vs cpu ?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transformer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avg reader time per q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cpu.B2]/[$gpu.B2]" office:value-type="float" office:value="0.535864978902954" calcext:value-type="float">
            <text:p>0.536</text:p>
          </table:table-cell>
          <table:table-cell table:formula="of:=[$cpu.D2]/[$gpu.D2]" office:value-type="float" office:value="1.92530778250037" calcext:value-type="float">
            <text:p>1.925</text:p>
          </table:table-cell>
          <table:table-cell table:formula="of:=[$cpu.F2:.F11]/[$gpu.F2:.F11]" office:value-type="float" office:value="2.58233080007795" calcext:value-type="float">
            <text:p>2.582</text:p>
          </table:table-cell>
          <table:table-cell table:formula="of:=[$cpu.E2]/[$gpu.E2]" office:value-type="float" office:value="1.92682926829268" calcext:value-type="float">
            <text:p>1.9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cpu.B3]/[$gpu.B3]" office:value-type="float" office:value="1.30128205128205" calcext:value-type="float">
            <text:p>1.301</text:p>
          </table:table-cell>
          <table:table-cell table:formula="of:=[$cpu.D3]/[$gpu.D3]" office:value-type="float" office:value="2.58447709061023" calcext:value-type="float">
            <text:p>2.584</text:p>
          </table:table-cell>
          <table:table-cell table:formula="of:=[$cpu.F3:.F12]/[$gpu.F3:.F12]" office:value-type="float" office:value="2.89011052643008" calcext:value-type="float">
            <text:p>2.890</text:p>
          </table:table-cell>
          <table:table-cell table:formula="of:=[$cpu.E3]/[$gpu.E3]" office:value-type="float" office:value="2.58670820353063" calcext:value-type="float">
            <text:p>2.5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cpu.B4]/[$gpu.B4]" office:value-type="float" office:value="1.01796407185629" calcext:value-type="float">
            <text:p>1.018</text:p>
          </table:table-cell>
          <table:table-cell table:formula="of:=[$cpu.D4]/[$gpu.D4]" office:value-type="float" office:value="2.89249322375382" calcext:value-type="float">
            <text:p>2.892</text:p>
          </table:table-cell>
          <table:table-cell table:formula="of:=[$cpu.F4:.F13]/[$gpu.F4:.F13]" office:value-type="float" office:value="3.18364640629144" calcext:value-type="float">
            <text:p>3.184</text:p>
          </table:table-cell>
          <table:table-cell table:formula="of:=[$cpu.E4]/[$gpu.E4]" office:value-type="float" office:value="2.89395070948469" calcext:value-type="float">
            <text:p>2.8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cpu.B5]/[$gpu.B5]" office:value-type="float" office:value="0.836842105263158" calcext:value-type="float">
            <text:p>0.837</text:p>
          </table:table-cell>
          <table:table-cell table:formula="of:=[$cpu.D5]/[$gpu.D5]" office:value-type="float" office:value="3.18633941919731" calcext:value-type="float">
            <text:p>3.186</text:p>
          </table:table-cell>
          <table:table-cell table:formula="of:=[$cpu.F5:.F14]/[$gpu.F5:.F14]" office:value-type="float" office:value="3.29320196948182" calcext:value-type="float">
            <text:p>3.293</text:p>
          </table:table-cell>
          <table:table-cell table:formula="of:=[$cpu.E5]/[$gpu.E5]" office:value-type="float" office:value="3.18798334324807" calcext:value-type="float">
            <text:p>3.1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cpu.B6]/[$gpu.B6]" office:value-type="float" office:value="0.860082304526749" calcext:value-type="float">
            <text:p>0.860</text:p>
          </table:table-cell>
          <table:table-cell table:formula="of:=[$cpu.D6]/[$gpu.D6]" office:value-type="float" office:value="3.296196408941" calcext:value-type="float">
            <text:p>3.296</text:p>
          </table:table-cell>
          <table:table-cell table:formula="of:=[$cpu.F6:.F15]/[$gpu.F6:.F15]" office:value-type="float" office:value="3.60415729011453" calcext:value-type="float">
            <text:p>3.604</text:p>
          </table:table-cell>
          <table:table-cell table:formula="of:=[$cpu.E6]/[$gpu.E6]" office:value-type="float" office:value="3.29791560752415" calcext:value-type="float">
            <text:p>3.2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cpu.B7]/[$gpu.B7]" office:value-type="float" office:value="0.946808510638298" calcext:value-type="float">
            <text:p>0.947</text:p>
          </table:table-cell>
          <table:table-cell table:formula="of:=[$cpu.D7]/[$gpu.D7]" office:value-type="float" office:value="3.60644467186229" calcext:value-type="float">
            <text:p>3.606</text:p>
          </table:table-cell>
          <table:table-cell table:formula="of:=[$cpu.F7:.F16]/[$gpu.F7:.F16]" office:value-type="float" office:value="4.13802149515088" calcext:value-type="float">
            <text:p>4.138</text:p>
          </table:table-cell>
          <table:table-cell table:formula="of:=[$cpu.E7]/[$gpu.E7]" office:value-type="float" office:value="3.60725769407441" calcext:value-type="float">
            <text:p>3.6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cpu.B8]/[$gpu.B8]" office:value-type="float" office:value="0.827731092436975" calcext:value-type="float">
            <text:p>0.828</text:p>
          </table:table-cell>
          <table:table-cell table:formula="of:=[$cpu.D8]/[$gpu.D8]" office:value-type="float" office:value="4.14134426404395" calcext:value-type="float">
            <text:p>4.141</text:p>
          </table:table-cell>
          <table:table-cell table:formula="of:=[$cpu.F8:.F17]/[$gpu.F8:.F17]" office:value-type="float" office:value="4.09485335343326" calcext:value-type="float">
            <text:p>4.095</text:p>
          </table:table-cell>
          <table:table-cell table:formula="of:=[$cpu.E8]/[$gpu.E8]" office:value-type="float" office:value="4.14131839724257" calcext:value-type="float">
            <text:p>4.1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cpu.B9]/[$gpu.B9]" office:value-type="float" office:value="1.7431693989071" calcext:value-type="float">
            <text:p>1.743</text:p>
          </table:table-cell>
          <table:table-cell table:formula="of:=[$cpu.D9]/[$gpu.D9]" office:value-type="float" office:value="4.09654442091183" calcext:value-type="float">
            <text:p>4.097</text:p>
          </table:table-cell>
          <table:table-cell table:formula="of:=[$cpu.F9:.F18]/[$gpu.F9:.F18]" office:value-type="float" office:value="4.56119425768268" calcext:value-type="float">
            <text:p>4.561</text:p>
          </table:table-cell>
          <table:table-cell table:formula="of:=[$cpu.E9]/[$gpu.E9]" office:value-type="float" office:value="4.09676160749122" calcext:value-type="float">
            <text:p>4.0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cpu.B10]/[$gpu.B10]" office:value-type="float" office:value="0.857142857142857" calcext:value-type="float">
            <text:p>0.857</text:p>
          </table:table-cell>
          <table:table-cell table:formula="of:=[$cpu.D10]/[$gpu.D10]" office:value-type="float" office:value="4.56408734085362" calcext:value-type="float">
            <text:p>4.564</text:p>
          </table:table-cell>
          <table:table-cell table:formula="of:=[$cpu.F10:.F19]/[$gpu.F10:.F19]" office:value-type="float" office:value="4.41784108211466" calcext:value-type="float">
            <text:p>4.418</text:p>
          </table:table-cell>
          <table:table-cell table:formula="of:=[$cpu.E10]/[$gpu.E10]" office:value-type="float" office:value="4.56398104265403" calcext:value-type="float">
            <text:p>4.5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cpu.B11]/[$gpu.B11]" office:value-type="float" office:value="0.751824817518248" calcext:value-type="float">
            <text:p>0.752</text:p>
          </table:table-cell>
          <table:table-cell table:formula="of:=[$cpu.D11]/[$gpu.D11]" office:value-type="float" office:value="4.42094351547226" calcext:value-type="float">
            <text:p>4.421</text:p>
          </table:table-cell>
          <table:table-cell table:formula="of:=[$cpu.F11:.F20]/[$gpu.F11:.F20]" office:value-type="float" office:value="3.79388213705701" calcext:value-type="float">
            <text:p>3.794</text:p>
          </table:table-cell>
          <table:table-cell table:formula="of:=[$cpu.E11]/[$gpu.E11]" office:value-type="float" office:value="4.42214640198511" calcext:value-type="float">
            <text:p>4.42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style-name="ce4" table:formula="of:=AVERAGE([.B3:.B12])" office:value-type="float" office:value="0.967871218847468" calcext:value-type="float">
            <text:p>0.968</text:p>
          </table:table-cell>
          <table:table-cell table:style-name="ce4" table:formula="of:=AVERAGE([.C3:.C12])" office:value-type="float" office:value="3.47141781381467" calcext:value-type="float">
            <text:p>3.471</text:p>
          </table:table-cell>
          <table:table-cell table:style-name="ce4" table:formula="of:=AVERAGE([.D3:.D12])" office:value-type="float" office:value="3.65592393178343" calcext:value-type="float">
            <text:p>3.656</text:p>
          </table:table-cell>
          <table:table-cell table:style-name="ce4" table:formula="of:=AVERAGE([.E3:.E12])" office:value-type="float" office:value="3.47248522755276" calcext:value-type="float">
            <text:p>3.472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17" number:min-decimal-places="17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3:35:10.953839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1:55:19.456308472</meta:creation-date>
    <dc:date>2020-10-29T14:51:44.169972618</dc:date>
    <meta:editing-duration>PT2H32M5S</meta:editing-duration>
    <meta:editing-cycles>9</meta:editing-cycles>
    <meta:generator>LibreOffice/7.0.2.2$Linux_X86_64 LibreOffice_project/00$Build-2</meta:generator>
    <meta:document-statistic meta:table-count="3" meta:cell-count="26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92cm" svg:height="10.524cm" xlink:href=".." xlink:type="simple" chart:class="chart:line" chart:style-name="ch1">
        <chart:title svg:x="4.963cm" svg:y="0.346cm" chart:style-name="ch2">
          <text:p>k vs. Avg reader time per question (cpu x6)</text:p>
        </chart:title>
        <chart:legend chart:legend-position="end" svg:x="14.094cm" svg:y="4.963cm" style:legend-expansion="high" chart:style-name="ch3"/>
        <chart:plot-area chart:style-name="ch4" table:cell-range-address="cpu.E1:cpu.E11" chart:data-source-has-labels="row" svg:x="1.384cm" svg:y="1.335cm" svg:width="12.337cm" svg:height="7.998cm">
          <chart:coordinate-region svg:x="2.482cm" svg:y="1.534cm" svg:width="10.868cm" svg:height="7.152cm"/>
          <chart:axis chart:dimension="x" chart:name="primary-x" chart:style-name="ch5">
            <chart:title svg:x="7.415cm" svg:y="9.543cm" chart:style-name="ch6">
              <text:p>k</text:p>
            </chart:title>
          </chart:axis>
          <chart:axis chart:dimension="y" chart:name="primary-y" chart:style-name="ch7">
            <chart:title svg:x="0.451cm" svg:y="5.92cm" chart:style-name="ch8">
              <text:p>time (s)</text:p>
            </chart:title>
            <chart:grid chart:style-name="ch9" chart:class="major"/>
          </chart:axis>
          <chart:series chart:style-name="ch10" chart:values-cell-range-address="cpu.E2:cpu.E11" chart:label-cell-address="cpu.E1:cpu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eader time per q</text:p>
                <draw:g>
                  <svg:desc>cpu.E1:cpu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06">
                <text:p>1.106</text:p>
                <draw:g>
                  <svg:desc>cpu.E2:cpu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91">
                <text:p>2.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59">
                <text:p>5.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87">
                <text:p>6.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3">
                <text:p>7.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12">
                <text:p>9.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19">
                <text:p>12.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57">
                <text:p>14.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05cm" svg:height="10.813cm" xlink:href=".." xlink:type="simple" chart:class="chart:line" chart:column-mapping="1 0 2" chart:style-name="ch1">
        <chart:title svg:x="5.616cm" svg:y="0.352cm" chart:style-name="ch2">
          <text:p>Retreiver, Reader, Both Times (cpu x6)</text:p>
        </chart:title>
        <chart:legend chart:legend-position="end" svg:x="15.85cm" svg:y="4.609cm" style:legend-expansion="high" chart:style-name="ch3"/>
        <chart:plot-area chart:style-name="ch4" table:cell-range-address="cpu.D1:cpu.D11 cpu.B1:cpu.B11 cpu.F1:cpu.F11" chart:data-source-has-labels="row" svg:x="1.395cm" svg:y="1.347cm" svg:width="14.071cm" svg:height="8.269cm">
          <chart:coordinate-region svg:x="2.202cm" svg:y="1.547cm" svg:width="12.892cm" svg:height="7.422cm"/>
          <chart:axis chart:dimension="x" chart:name="primary-x" chart:style-name="ch5">
            <chart:title svg:x="8.293cm" svg:y="9.832cm" chart:style-name="ch6">
              <text:p>k</text:p>
            </chart:title>
          </chart:axis>
          <chart:axis chart:dimension="y" chart:name="primary-y" chart:style-name="ch7">
            <chart:title svg:x="0.451cm" svg:y="6.067cm" chart:style-name="ch8">
              <text:p>time (s)</text:p>
            </chart:title>
            <chart:grid chart:style-name="ch9" chart:class="major"/>
          </chart:axis>
          <chart:series chart:style-name="ch10" chart:values-cell-range-address="cpu.D2:cpu.D11" chart:label-cell-address="cpu.D1:cpu.D1" chart:class="chart:line">
            <chart:data-point chart:repeated="10"/>
          </chart:series>
          <chart:series chart:style-name="ch11" chart:values-cell-range-address="cpu.B2:cpu.B11" chart:label-cell-address="cpu.B1:cpu.B1" chart:class="chart:line">
            <chart:data-point chart:repeated="10"/>
          </chart:series>
          <chart:series chart:style-name="ch12" chart:values-cell-range-address="cpu.F2:cpu.F11" chart:label-cell-address="cpu.F1:cpu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ader</text:p>
                <draw:g>
                  <svg:desc>cpu.D1:cpu.D1</svg:desc>
                </draw:g>
              </table:table-cell>
              <table:table-cell office:value-type="string">
                <text:p>total retriever</text:p>
                <draw:g>
                  <svg:desc>cpu.B1:cpu.B1</svg:desc>
                </draw:g>
              </table:table-cell>
              <table:table-cell office:value-type="string">
                <text:p>total both</text:p>
                <draw:g>
                  <svg:desc>cpu.F1:c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.091">
                <text:p>105.091</text:p>
                <draw:g>
                  <svg:desc>cpu.D2:cpu.D11</svg:desc>
                </draw:g>
              </table:table-cell>
              <table:table-cell office:value-type="float" office:value="0.127">
                <text:p>0.127</text:p>
                <draw:g>
                  <svg:desc>cpu.B2:cpu.B11</svg:desc>
                </draw:g>
              </table:table-cell>
              <table:table-cell office:value-type="float" office:value="105.225">
                <text:p>105.225</text:p>
                <draw:g>
                  <svg:desc>cpu.F2:cpu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.573">
                <text:p>251.573</text:p>
              </table:table-cell>
              <table:table-cell office:value-type="float" office:value="0.203">
                <text:p>0.203</text:p>
              </table:table-cell>
              <table:table-cell office:value-type="float" office:value="251.785">
                <text:p>251.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.112">
                <text:p>399.112</text:p>
              </table:table-cell>
              <table:table-cell office:value-type="float" office:value="0.17">
                <text:p>0.17</text:p>
              </table:table-cell>
              <table:table-cell office:value-type="float" office:value="399.289">
                <text:p>399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2.011">
                <text:p>552.011</text:p>
              </table:table-cell>
              <table:table-cell office:value-type="float" office:value="0.159">
                <text:p>0.159</text:p>
              </table:table-cell>
              <table:table-cell office:value-type="float" office:value="552.178">
                <text:p>552.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4.649">
                <text:p>674.649</text:p>
              </table:table-cell>
              <table:table-cell office:value-type="float" office:value="0.209">
                <text:p>0.209</text:p>
              </table:table-cell>
              <table:table-cell office:value-type="float" office:value="674.866">
                <text:p>674.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4.628">
                <text:p>824.628</text:p>
              </table:table-cell>
              <table:table-cell office:value-type="float" office:value="0.178">
                <text:p>0.178</text:p>
              </table:table-cell>
              <table:table-cell office:value-type="float" office:value="824.815">
                <text:p>824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9.316">
                <text:p>1009.316</text:p>
              </table:table-cell>
              <table:table-cell office:value-type="float" office:value="0.197">
                <text:p>0.197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2.503">
                <text:p>1102.503</text:p>
              </table:table-cell>
              <table:table-cell office:value-type="float" office:value="0.319">
                <text:p>0.319</text:p>
              </table:table-cell>
              <table:table-cell office:value-type="float" office:value="1102.83">
                <text:p>1102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4.553">
                <text:p>1314.553</text:p>
              </table:table-cell>
              <table:table-cell office:value-type="float" office:value="0.186">
                <text:p>0.186</text:p>
              </table:table-cell>
              <table:table-cell office:value-type="float" office:value="1314.746">
                <text:p>1314.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6.958">
                <text:p>1496.958</text:p>
              </table:table-cell>
              <table:table-cell office:value-type="float" office:value="0.206">
                <text:p>0.206</text:p>
              </table:table-cell>
              <table:table-cell office:value-type="float" office:value="1497.171">
                <text:p>1497.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38cm" svg:height="11.62cm" xlink:href=".." xlink:type="simple" chart:class="chart:line" chart:style-name="ch1">
        <chart:title svg:x="6.241cm" svg:y="0.368cm" chart:style-name="ch2">
          <text:p>k vs. Avg reader time per question (gpu)</text:p>
        </chart:title>
        <chart:legend chart:legend-position="end" svg:x="16.807cm" svg:y="5.511cm" style:legend-expansion="high" chart:style-name="ch3"/>
        <chart:plot-area chart:style-name="ch4" table:cell-range-address="gpu.E1:gpu.E11" chart:data-source-has-labels="row" svg:x="1.423cm" svg:y="1.379cm" svg:width="14.972cm" svg:height="9.028cm">
          <chart:coordinate-region svg:x="2.521cm" svg:y="1.579cm" svg:width="13.687cm" svg:height="8.181cm"/>
          <chart:axis chart:dimension="x" chart:name="primary-x" chart:style-name="ch5">
            <chart:title svg:x="8.772cm" svg:y="10.639cm" chart:style-name="ch6">
              <text:p>k</text:p>
            </chart:title>
          </chart:axis>
          <chart:axis chart:dimension="y" chart:name="primary-y" chart:style-name="ch7">
            <chart:title svg:x="0.451cm" svg:y="6.479cm" chart:style-name="ch8">
              <text:p>time (s)</text:p>
            </chart:title>
            <chart:grid chart:style-name="ch9" chart:class="major"/>
          </chart:axis>
          <chart:series chart:style-name="ch10" chart:values-cell-range-address="gpu.E2:gpu.E11" chart:label-cell-address="gpu.E1:gpu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eader per q</text:p>
                <draw:g>
                  <svg:desc>gpu.E1:gpu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4">
                <text:p>0.574</text:p>
                <draw:g>
                  <svg:desc>gpu.E2:gpu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7">
                <text:p>1.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7">
                <text:p>2.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21">
                <text:p>2.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3">
                <text:p>2.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24">
                <text:p>3.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94cm" svg:height="11.595cm" xlink:href=".." xlink:type="simple" chart:class="chart:line" chart:column-mapping="1 0 2" chart:style-name="ch1">
        <chart:title svg:x="6.615cm" svg:y="0.367cm" chart:style-name="ch2">
          <text:p>Retreiver, Reader, Both Times (gpu)</text:p>
        </chart:title>
        <chart:legend chart:legend-position="end" svg:x="17.239cm" svg:y="5cm" style:legend-expansion="high" chart:style-name="ch3"/>
        <chart:plot-area chart:style-name="ch4" table:cell-range-address="gpu.D1:gpu.D11 gpu.B1:gpu.B11 gpu.F1:gpu.F11" chart:data-source-has-labels="row" svg:x="1.422cm" svg:y="1.377cm" svg:width="15.406cm" svg:height="9.006cm">
          <chart:coordinate-region svg:x="2.229cm" svg:y="1.576cm" svg:width="14.412cm" svg:height="8.16cm"/>
          <chart:axis chart:dimension="x" chart:name="primary-x" chart:style-name="ch5">
            <chart:title svg:x="8.988cm" svg:y="10.614cm" chart:style-name="ch6">
              <text:p>k</text:p>
            </chart:title>
          </chart:axis>
          <chart:axis chart:dimension="y" chart:name="primary-y" chart:style-name="ch7">
            <chart:title svg:x="0.451cm" svg:y="6.466cm" chart:style-name="ch8">
              <text:p>time (s)</text:p>
            </chart:title>
            <chart:grid chart:style-name="ch9" chart:class="major"/>
          </chart:axis>
          <chart:series chart:style-name="ch10" chart:values-cell-range-address="gpu.D2:gpu.D11" chart:label-cell-address="gpu.D1:gpu.D1" chart:class="chart:line">
            <chart:data-point chart:repeated="5"/>
            <chart:data-point chart:style-name="ch11"/>
            <chart:data-point chart:repeated="4"/>
          </chart:series>
          <chart:series chart:style-name="ch12" chart:values-cell-range-address="gpu.B2:gpu.B11" chart:label-cell-address="gpu.B1:gpu.B1" chart:class="chart:line">
            <chart:data-point chart:repeated="10"/>
          </chart:series>
          <chart:series chart:style-name="ch13" chart:values-cell-range-address="gpu.F2:gpu.F11" chart:label-cell-address="gpu.F1:gpu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ader</text:p>
                <draw:g>
                  <svg:desc>gpu.D1:gpu.D1</svg:desc>
                </draw:g>
              </table:table-cell>
              <table:table-cell office:value-type="string">
                <text:p>total retriever</text:p>
                <draw:g>
                  <svg:desc>gpu.B1:gpu.B1</svg:desc>
                </draw:g>
              </table:table-cell>
              <table:table-cell office:value-type="string">
                <text:p>total both</text:p>
                <draw:g>
                  <svg:desc>gpu.F1:g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584">
                <text:p>54.584</text:p>
                <draw:g>
                  <svg:desc>gpu.D2:gpu.D11</svg:desc>
                </draw:g>
              </table:table-cell>
              <table:table-cell office:value-type="float" office:value="0.237">
                <text:p>0.237</text:p>
                <draw:g>
                  <svg:desc>gpu.B2:gpu.B11</svg:desc>
                </draw:g>
              </table:table-cell>
              <table:table-cell office:value-type="float" office:value="54.829">
                <text:p>54.829</text:p>
                <draw:g>
                  <svg:desc>gpu.F2:gpu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34">
                <text:p>97.34</text:p>
              </table:table-cell>
              <table:table-cell office:value-type="float" office:value="0.156">
                <text:p>0.156</text:p>
              </table:table-cell>
              <table:table-cell office:value-type="float" office:value="97.503">
                <text:p>97.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.982">
                <text:p>137.982</text:p>
              </table:table-cell>
              <table:table-cell office:value-type="float" office:value="0.167">
                <text:p>0.167</text:p>
              </table:table-cell>
              <table:table-cell office:value-type="float" office:value="138.157">
                <text:p>138.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.243">
                <text:p>173.243</text:p>
              </table:table-cell>
              <table:table-cell office:value-type="float" office:value="0.19">
                <text:p>0.19</text:p>
              </table:table-cell>
              <table:table-cell office:value-type="float" office:value="173.442">
                <text:p>173.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.675">
                <text:p>204.675</text:p>
              </table:table-cell>
              <table:table-cell office:value-type="float" office:value="0.243">
                <text:p>0.243</text:p>
              </table:table-cell>
              <table:table-cell office:value-type="float" office:value="204.927">
                <text:p>204.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8.654">
                <text:p>228.654</text:p>
              </table:table-cell>
              <table:table-cell office:value-type="float" office:value="0.188">
                <text:p>0.188</text:p>
              </table:table-cell>
              <table:table-cell office:value-type="float" office:value="228.851">
                <text:p>228.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.717">
                <text:p>243.717</text:p>
              </table:table-cell>
              <table:table-cell office:value-type="float" office:value="0.238">
                <text:p>0.238</text:p>
              </table:table-cell>
              <table:table-cell office:value-type="float" office:value="243.962">
                <text:p>243.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13">
                <text:p>269.13</text:p>
              </table:table-cell>
              <table:table-cell office:value-type="float" office:value="0.183">
                <text:p>0.183</text:p>
              </table:table-cell>
              <table:table-cell office:value-type="float" office:value="269.321">
                <text:p>269.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021">
                <text:p>288.021</text:p>
              </table:table-cell>
              <table:table-cell office:value-type="float" office:value="0.217">
                <text:p>0.217</text:p>
              </table:table-cell>
              <table:table-cell office:value-type="float" office:value="288.246">
                <text:p>288.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.606">
                <text:p>338.606</text:p>
              </table:table-cell>
              <table:table-cell office:value-type="float" office:value="0.274">
                <text:p>0.274</text:p>
              </table:table-cell>
              <table:table-cell office:value-type="float" office:value="338.892">
                <text:p>338.8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6cm" svg:height="11.289cm" xlink:href=".." xlink:type="simple" chart:class="chart:line" chart:style-name="ch1">
        <chart:title svg:x="6.692cm" svg:y="0.361cm" chart:style-name="ch2">
          <text:p>GPU is faster than CPU X times </text:p>
        </chart:title>
        <chart:legend chart:legend-position="end" svg:x="16.202cm" svg:y="4.847cm" style:legend-expansion="high" chart:style-name="ch3"/>
        <chart:plot-area chart:style-name="ch4" table:cell-range-address="'diff cpu vs gpu'.B2:'diff cpu vs gpu'.D12" chart:data-source-has-labels="row" svg:x="1.412cm" svg:y="1.365cm" svg:width="14.389cm" svg:height="8.718cm">
          <chart:coordinate-region svg:x="2.51cm" svg:y="1.564cm" svg:width="13.105cm" svg:height="7.872cm"/>
          <chart:axis chart:dimension="x" chart:name="primary-x" chart:style-name="ch5">
            <chart:title svg:x="8.469cm" svg:y="10.308cm" chart:style-name="ch6">
              <text:p>k</text:p>
            </chart:title>
          </chart:axis>
          <chart:axis chart:dimension="y" chart:name="primary-y" chart:style-name="ch7">
            <chart:title svg:x="0.451cm" svg:y="6.297cm" chart:style-name="ch8">
              <text:p>x-times</text:p>
            </chart:title>
            <chart:grid chart:style-name="ch9" chart:class="major"/>
          </chart:axis>
          <chart:series chart:style-name="ch10" chart:values-cell-range-address="'diff cpu vs gpu'.B3:'diff cpu vs gpu'.B12" chart:label-cell-address="'diff cpu vs gpu'.B2:'diff cpu vs gpu'.B2" chart:class="chart:line">
            <chart:data-point chart:repeated="10"/>
          </chart:series>
          <chart:series chart:style-name="ch11" chart:values-cell-range-address="'diff cpu vs gpu'.C3:'diff cpu vs gpu'.C12" chart:label-cell-address="'diff cpu vs gpu'.C2:'diff cpu vs gpu'.C2" chart:class="chart:line">
            <chart:data-point chart:repeated="10"/>
          </chart:series>
          <chart:series chart:style-name="ch12" chart:values-cell-range-address="'diff cpu vs gpu'.D3:'diff cpu vs gpu'.D12" chart:label-cell-address="'diff cpu vs gpu'.D2:'diff cpu vs gpu'.D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ransformer</text:p>
                <draw:g>
                  <svg:desc>'diff cpu vs gpu'.B2:'diff cpu vs gpu'.B2</svg:desc>
                </draw:g>
              </table:table-cell>
              <table:table-cell office:value-type="string">
                <text:p>total reader</text:p>
                <draw:g>
                  <svg:desc>'diff cpu vs gpu'.C2:'diff cpu vs gpu'.C2</svg:desc>
                </draw:g>
              </table:table-cell>
              <table:table-cell office:value-type="string">
                <text:p>total both</text:p>
                <draw:g>
                  <svg:desc>'diff cpu vs gpu'.D2:'diff cpu vs gpu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864978902954">
                <text:p>0.535864978902954</text:p>
                <draw:g>
                  <svg:desc>'diff cpu vs gpu'.B3:'diff cpu vs gpu'.B12</svg:desc>
                </draw:g>
              </table:table-cell>
              <table:table-cell office:value-type="float" office:value="1.92530778250037">
                <text:p>1.92530778250037</text:p>
                <draw:g>
                  <svg:desc>'diff cpu vs gpu'.C3:'diff cpu vs gpu'.C12</svg:desc>
                </draw:g>
              </table:table-cell>
              <table:table-cell office:value-type="float" office:value="2.58233080007795">
                <text:p>2.58233080007795</text:p>
                <draw:g>
                  <svg:desc>'diff cpu vs gpu'.D3:'diff cpu vs gpu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128205128205">
                <text:p>1.30128205128205</text:p>
              </table:table-cell>
              <table:table-cell office:value-type="float" office:value="2.58447709061023">
                <text:p>2.58447709061023</text:p>
              </table:table-cell>
              <table:table-cell office:value-type="float" office:value="2.89011052643008">
                <text:p>2.89011052643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796407185629">
                <text:p>1.01796407185629</text:p>
              </table:table-cell>
              <table:table-cell office:value-type="float" office:value="2.89249322375382">
                <text:p>2.89249322375382</text:p>
              </table:table-cell>
              <table:table-cell office:value-type="float" office:value="3.18364640629144">
                <text:p>3.18364640629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6842105263158">
                <text:p>0.836842105263158</text:p>
              </table:table-cell>
              <table:table-cell office:value-type="float" office:value="3.18633941919731">
                <text:p>3.18633941919731</text:p>
              </table:table-cell>
              <table:table-cell office:value-type="float" office:value="3.29320196948182">
                <text:p>3.2932019694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0082304526749">
                <text:p>0.860082304526749</text:p>
              </table:table-cell>
              <table:table-cell office:value-type="float" office:value="3.296196408941">
                <text:p>3.296196408941</text:p>
              </table:table-cell>
              <table:table-cell office:value-type="float" office:value="3.60415729011453">
                <text:p>3.60415729011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6808510638298">
                <text:p>0.946808510638298</text:p>
              </table:table-cell>
              <table:table-cell office:value-type="float" office:value="3.60644467186229">
                <text:p>3.60644467186229</text:p>
              </table:table-cell>
              <table:table-cell office:value-type="float" office:value="4.13802149515088">
                <text:p>4.13802149515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7731092436975">
                <text:p>0.827731092436975</text:p>
              </table:table-cell>
              <table:table-cell office:value-type="float" office:value="4.14134426404395">
                <text:p>4.14134426404395</text:p>
              </table:table-cell>
              <table:table-cell office:value-type="float" office:value="4.09485335343326">
                <text:p>4.09485335343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431693989071">
                <text:p>1.7431693989071</text:p>
              </table:table-cell>
              <table:table-cell office:value-type="float" office:value="4.09654442091183">
                <text:p>4.09654442091183</text:p>
              </table:table-cell>
              <table:table-cell office:value-type="float" office:value="4.56119425768268">
                <text:p>4.56119425768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.56408734085362">
                <text:p>4.56408734085362</text:p>
              </table:table-cell>
              <table:table-cell office:value-type="float" office:value="4.41784108211466">
                <text:p>4.41784108211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1824817518248">
                <text:p>0.751824817518248</text:p>
              </table:table-cell>
              <table:table-cell office:value-type="float" office:value="4.42094351547226">
                <text:p>4.42094351547226</text:p>
              </table:table-cell>
              <table:table-cell office:value-type="float" office:value="3.79388213705701">
                <text:p>3.793882137057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